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2025-1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2025-04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2024-11-05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2024-04-0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2023-11-2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2023-04-05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2022-11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2022-08-1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2022-03-08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2021-08-02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2021-03-1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9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98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98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9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9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94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94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94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93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93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93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92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91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91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91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90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90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9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9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9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8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8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7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7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6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6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5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4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4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3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3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2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2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1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1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0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80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9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8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8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7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7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7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7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6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6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6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6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5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5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5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4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4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4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3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3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2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1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1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1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1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0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0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70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9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9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9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8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8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8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8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7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7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7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7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6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6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6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6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5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5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5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5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4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4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4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3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3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3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3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2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36</text:p>
          </table:table-cell>
          <table:table-cell office:value-type="string" calcext:value-type="string">
            <text:p>18S/46E-23DCC</text:p>
          </table:table-cell>
          <table:table-cell office:value-type="string" calcext:value-type="string">
            <text:p>1962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2" meta:object-count="0"/>
    <meta:user-defined meta:name="AppVersion">3.0</meta:user-defined>
  </office:meta>
</office:document-meta>
</file>